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FormatAnnotationFormatterFactory.getParser( DateTimeForma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AnnotationFormatterFactory.getPrinter( DateTimeForma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AnnotationFormatterFactory.getFormatter( DateTimeFormat annotation , Class &lt; ? &gt; field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eTimeFormatAnnotationFormatterFactory.getFiel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